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3600000051705B2C99CD45ADE0.png" manifest:media-type="image/png"/>
  <manifest:file-entry manifest:full-path="Pictures/1000689D0000200A0000085FDDE4D72C7DCACCAE.svg" manifest:media-type="image/svg+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 Light3" svg:font-family="'Roboto Light'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" svg:font-family="'Humnst777 BT'" style:font-pitch="variable"/>
    <style:font-face style:name="Humnst777 BT1" svg:font-family="'Humnst777 BT'" style:font-adornments="Regular" style:font-pitch="variable"/>
    <style:font-face style:name="Humnst777 Lt BT" svg:font-family="'Humnst777 Lt BT'" style:font-pitch="variable"/>
    <style:font-face style:name="Roboto" svg:font-family="Roboto" style:font-pitch="variable"/>
    <style:font-face style:name="Roboto2" svg:font-family="Roboto" style:font-adornments="Light" style:font-pitch="variable"/>
    <style:font-face style:name="Roboto1" svg:font-family="Roboto" style:font-adornments="Medium" style:font-pitch="variable"/>
    <style:font-face style:name="Roboto Light1" svg:font-family="'Roboto Light'" style:font-pitch="variable"/>
    <style:font-face style:name="Roboto Light2" svg:font-family="'Roboto Light'" style:font-adornments="Light" style:font-pitch="variable"/>
    <style:font-face style:name="Roboto Light" svg:font-family="'Roboto Light'" style:font-adornments="Regular" style:font-pitch="variable"/>
    <style:font-face style:name="Roboto Slab" svg:font-family="'Roboto Slab'" style:font-pitch="variable"/>
    <style:font-face style:name="Roboto Slab2" svg:font-family="'Roboto Slab'" style:font-adornments="Light" style:font-pitch="variable"/>
    <style:font-face style:name="Roboto Slab1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1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bl-profile" style:family="table">
      <style:table-properties style:width="10.16cm" fo:margin-left="0cm" fo:margin-right="5.18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bl-profile.A" style:family="table-column">
      <style:table-column-properties style:column-width="3.808cm" style:rel-column-width="24564*"/>
    </style:style>
    <style:style style:name="tbl-profile.B" style:family="table-column">
      <style:table-column-properties style:column-width="6.352cm" style:rel-column-width="40971*"/>
    </style:style>
    <style:style style:name="tbl-profile.1" style:family="table-row">
      <style:table-row-properties fo:background-color="transparent" fo:keep-together="auto">
        <style:background-image/>
      </style:table-row-properties>
    </style:style>
    <style:style style:name="tbl-profile.A1" style:family="table-cell">
      <style:table-cell-properties style:vertical-align="" fo:background-color="transparent" fo:padding="0.097cm" fo:border="1pt solid #000080" style:writing-mode="lr-tb">
        <style:background-image/>
      </style:table-cell-properties>
    </style:style>
    <style:style style:name="tbl-profile.B1" style:family="table-cell">
      <style:table-cell-properties fo:background-color="transparent" fo:padding="0.097cm" fo:border="1pt solid #000080" style:writing-mode="lr-tb">
        <style:background-image/>
      </style:table-cell-properties>
    </style:style>
    <style:style style:name="tbl-profile.A2" style:family="table-cell">
      <style:table-cell-properties style:vertical-align="" fo:background-color="transparent" fo:padding="0.097cm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2" style:family="table-cell">
      <style:table-cell-properties fo:background-color="transparent" fo:padding="0.097cm" fo:border-left="1pt solid #000080" fo:border-right="1pt solid #000080" fo:border-top="none" fo:border-bottom="1pt solid #000080" style:writing-mode="lr-tb">
        <style:background-image/>
      </style:table-cell-properties>
    </style:style>
    <style:style style:name="COMPETENCES" style:family="table">
      <style:table-properties style:width="15.325cm" fo:margin-left="0cm" fo:margin-right="0.016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COMPETENCES.A" style:family="table-column">
      <style:table-column-properties style:column-width="4.925cm" style:rel-column-width="21060*"/>
    </style:style>
    <style:style style:name="COMPETENCES.B" style:family="table-column">
      <style:table-column-properties style:column-width="10.4cm" style:rel-column-width="44475*"/>
    </style:style>
    <style:style style:name="COMPETENCES.1" style:family="table-row">
      <style:table-row-properties fo:background-color="transparent" fo:keep-together="auto">
        <style:background-image/>
      </style:table-row-properties>
    </style:style>
    <style:style style:name="COMPETENCES.A1" style:family="table-cell">
      <style:table-cell-properties style:vertical-align="" fo:background-color="#1e5a96" fo:padding="0.097cm" fo:border-left="1pt solid #1e5a96" fo:border-right="none" fo:border-top="1pt solid #1e5a96" fo:border-bottom="1pt solid #1e5a96" style:writing-mode="page">
        <style:background-image/>
      </style:table-cell-properties>
    </style:style>
    <style:style style:name="COMPETENCES.B1" style:family="table-cell">
      <style:table-cell-properties style:vertical-align="" fo:background-color="#1e5a96" fo:padding="0.097cm" fo:border="1pt solid #1e5a96" style:writing-mode="page">
        <style:background-image/>
      </style:table-cell-properties>
    </style:style>
    <style:style style:name="COMPETENCES.A2" style:family="table-cell">
      <style:table-cell-properties style:vertical-align="" fo:background-color="transparent" fo:padding="0.097cm" fo:border-left="1pt solid #1e5a96" fo:border-right="none" fo:border-top="none" fo:border-bottom="1pt solid #1e5a96" style:writing-mode="page">
        <style:background-image/>
      </style:table-cell-properties>
    </style:style>
    <style:style style:name="COMPETENCES.B2" style:family="table-cell">
      <style:table-cell-properties style:vertical-align="" fo:background-color="transparent" fo:padding="0.097cm" fo:border-left="1pt solid #1e5a96" fo:border-right="1pt solid #1e5a96" fo:border-top="none" fo:border-bottom="1pt solid #1e5a96" style:writing-mode="page">
        <style:background-image/>
      </style:table-cell-properties>
    </style:style>
    <style:style style:name="ACTIVITIES" style:family="table">
      <style:table-properties style:width="15.328cm" fo:margin-left="0cm" fo:margin-right="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CTIVITIES.A" style:family="table-column">
      <style:table-column-properties style:column-width="1.905cm" style:rel-column-width="8144*"/>
    </style:style>
    <style:style style:name="ACTIVITIES.C" style:family="table-column">
      <style:table-column-properties style:column-width="11.518cm" style:rel-column-width="49247*"/>
    </style:style>
    <style:style style:name="ACTIVITIES.1" style:family="table-row">
      <style:table-row-properties fo:background-color="transparent" fo:keep-together="auto">
        <style:background-image/>
      </style:table-row-properties>
    </style:style>
    <style:style style:name="ACTIVITIES.A1" style:family="table-cell">
      <style:table-cell-properties style:vertical-align="" fo:background-color="#1e5a96" fo:padding="0.097cm" fo:border-left="1pt solid #1e5a96" fo:border-right="none" fo:border-top="1pt solid #1e5a96" fo:border-bottom="1pt solid #1e5a96" style:writing-mode="page">
        <style:background-image/>
      </style:table-cell-properties>
    </style:style>
    <style:style style:name="ACTIVITIES.C1" style:family="table-cell">
      <style:table-cell-properties style:vertical-align="" fo:background-color="#1e5a96" fo:padding="0.097cm" fo:border="1pt solid #1e5a96" style:writing-mode="page">
        <style:background-image/>
      </style:table-cell-properties>
    </style:style>
    <style:style style:name="ACTIVITIES.A2" style:family="table-cell">
      <style:table-cell-properties style:vertical-align="" fo:background-color="transparent" fo:padding="0.097cm" fo:border-left="1pt solid #1e5a96" fo:border-right="none" fo:border-top="none" fo:border-bottom="1pt solid #1e5a96" style:writing-mode="page">
        <style:background-image/>
      </style:table-cell-properties>
    </style:style>
    <style:style style:name="ACTIVITIES.C2" style:family="table-cell">
      <style:table-cell-properties style:vertical-align="" fo:background-color="transparent" fo:padding="0.097cm" fo:border-left="1pt solid #1e5a96" fo:border-right="1pt solid #1e5a96" fo:border-top="none" fo:border-bottom="1pt solid #1e5a96" style:writing-mode="page">
        <style:background-image/>
      </style:table-cell-properties>
    </style:style>
    <style:style style:name="PROJECTS" style:family="table">
      <style:table-properties style:width="15.325cm" fo:margin-left="0cm" fo:margin-right="0.016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OJECTS.A" style:family="table-column">
      <style:table-column-properties style:column-width="1.905cm" style:rel-column-width="8146*"/>
    </style:style>
    <style:style style:name="PROJECTS.C" style:family="table-column">
      <style:table-column-properties style:column-width="11.515cm" style:rel-column-width="49243*"/>
    </style:style>
    <style:style style:name="PROJECTS.1" style:family="table-row">
      <style:table-row-properties fo:background-color="transparent" fo:keep-together="auto">
        <style:background-image/>
      </style:table-row-properties>
    </style:style>
    <style:style style:name="PROJECTS.A1" style:family="table-cell">
      <style:table-cell-properties style:vertical-align="" fo:background-color="#1e5a96" fo:padding="0.097cm" fo:border-left="1pt solid #1e5a96" fo:border-right="none" fo:border-top="1pt solid #1e5a96" fo:border-bottom="1pt solid #1e5a96" style:writing-mode="page">
        <style:background-image/>
      </style:table-cell-properties>
    </style:style>
    <style:style style:name="PROJECTS.C1" style:family="table-cell">
      <style:table-cell-properties style:vertical-align="" fo:background-color="#1e5a96" fo:padding="0.097cm" fo:border="1pt solid #1e5a96" style:writing-mode="page">
        <style:background-image/>
      </style:table-cell-properties>
    </style:style>
    <style:style style:name="PROJECTS.A2" style:family="table-cell">
      <style:table-cell-properties style:vertical-align="" fo:background-color="transparent" fo:padding="0.097cm" fo:border-left="1pt solid #1e5a96" fo:border-right="none" fo:border-top="none" fo:border-bottom="1pt solid #1e5a96" style:writing-mode="page">
        <style:background-image/>
      </style:table-cell-properties>
    </style:style>
    <style:style style:name="PROJECTS.C2" style:family="table-cell">
      <style:table-cell-properties style:vertical-align="" fo:background-color="transparent" fo:padding="0.097cm" fo:border-left="1pt solid #1e5a96" fo:border-right="1pt solid #1e5a96" fo:border-top="none" fo:border-bottom="1pt solid #1e5a96" style:writing-mode="page">
        <style:background-image/>
      </style:table-cell-properties>
    </style:style>
    <style:style style:name="ADVANCED_5f_TRAININGS" style:display-name="ADVANCED_TRAININGS" style:family="table">
      <style:table-properties style:width="15.328cm" fo:margin-left="0cm" fo:margin-right="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DVANCED_5f_TRAININGS.A" style:display-name="ADVANCED_TRAININGS.A" style:family="table-column">
      <style:table-column-properties style:column-width="1.905cm" style:rel-column-width="8144*"/>
    </style:style>
    <style:style style:name="ADVANCED_5f_TRAININGS.C" style:display-name="ADVANCED_TRAININGS.C" style:family="table-column">
      <style:table-column-properties style:column-width="11.518cm" style:rel-column-width="49247*"/>
    </style:style>
    <style:style style:name="ADVANCED_5f_TRAININGS.1" style:display-name="ADVANCED_TRAININGS.1" style:family="table-row">
      <style:table-row-properties fo:background-color="transparent" fo:keep-together="auto">
        <style:background-image/>
      </style:table-row-properties>
    </style:style>
    <style:style style:name="ADVANCED_5f_TRAININGS.A1" style:display-name="ADVANCED_TRAININGS.A1" style:family="table-cell">
      <style:table-cell-properties style:vertical-align="" fo:background-color="#1e5a96" fo:padding="0.097cm" fo:border-left="1pt solid #1e5a96" fo:border-right="none" fo:border-top="1pt solid #1e5a96" fo:border-bottom="1pt solid #1e5a96" style:writing-mode="page">
        <style:background-image/>
      </style:table-cell-properties>
    </style:style>
    <style:style style:name="ADVANCED_5f_TRAININGS.C1" style:display-name="ADVANCED_TRAININGS.C1" style:family="table-cell">
      <style:table-cell-properties style:vertical-align="" fo:background-color="#1e5a96" fo:padding="0.097cm" fo:border="1pt solid #1e5a96" style:writing-mode="page">
        <style:background-image/>
      </style:table-cell-properties>
    </style:style>
    <style:style style:name="ADVANCED_5f_TRAININGS.A2" style:display-name="ADVANCED_TRAININGS.A2" style:family="table-cell">
      <style:table-cell-properties fo:padding="0.097cm" fo:border-left="1pt solid #1e5a96" fo:border-right="none" fo:border-top="none" fo:border-bottom="1pt solid #1e5a96"/>
    </style:style>
    <style:style style:name="ADVANCED_5f_TRAININGS.B2" style:display-name="ADVANCED_TRAININGS.B2" style:family="table-cell">
      <style:table-cell-properties fo:padding="0.097cm" fo:border-left="1pt solid #1e5a96" fo:border-right="none" fo:border-top="none" fo:border-bottom="1pt solid #1e5a96"/>
    </style:style>
    <style:style style:name="ADVANCED_5f_TRAININGS.C2" style:display-name="ADVANCED_TRAININGS.C2" style:family="table-cell">
      <style:table-cell-properties fo:padding="0.097cm" fo:border-left="1pt solid #1e5a96" fo:border-right="1pt solid #1e5a96" fo:border-top="none" fo:border-bottom="1pt solid #1e5a96"/>
    </style:style>
    <style:style style:name="EDUCATIONS" style:family="table">
      <style:table-properties style:width="15.328cm" fo:margin-left="0cm" fo:margin-right="0.012cm" table:align="margins"/>
    </style:style>
    <style:style style:name="EDUCATIONS.A" style:family="table-column">
      <style:table-column-properties style:column-width="1.905cm" style:rel-column-width="8144*"/>
    </style:style>
    <style:style style:name="EDUCATIONS.C" style:family="table-column">
      <style:table-column-properties style:column-width="11.518cm" style:rel-column-width="49247*"/>
    </style:style>
    <style:style style:name="EDUCATIONS.A1" style:family="table-cell">
      <style:table-cell-properties fo:background-color="#1e5a96" fo:padding="0.097cm" fo:border-left="1pt solid #1e5a96" fo:border-right="none" fo:border-top="1pt solid #1e5a96" fo:border-bottom="1pt solid #1e5a96">
        <style:background-image/>
      </style:table-cell-properties>
    </style:style>
    <style:style style:name="EDUCATIONS.C1" style:family="table-cell">
      <style:table-cell-properties fo:background-color="#1e5a96" fo:padding="0.097cm" fo:border="1pt solid #1e5a96">
        <style:background-image/>
      </style:table-cell-properties>
    </style:style>
    <style:style style:name="EDUCATIONS.A2" style:family="table-cell">
      <style:table-cell-properties fo:padding="0.097cm" fo:border-left="1pt solid #1e5a96" fo:border-right="none" fo:border-top="none" fo:border-bottom="1pt solid #1e5a96"/>
    </style:style>
    <style:style style:name="EDUCATIONS.B2" style:family="table-cell">
      <style:table-cell-properties fo:padding="0.097cm" fo:border-left="1pt solid #1e5a96" fo:border-right="none" fo:border-top="none" fo:border-bottom="1pt solid #1e5a96"/>
    </style:style>
    <style:style style:name="EDUCATIONS.C2" style:family="table-cell">
      <style:table-cell-properties fo:padding="0.097cm" fo:border-left="1pt solid #1e5a96" fo:border-right="1pt solid #1e5a96" fo:border-top="none" fo:border-bottom="1pt solid #1e5a96"/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P3" style:family="paragraph" style:parent-style-name="Standard">
      <style:text-properties style:font-name="Roboto Light2" officeooo:paragraph-rsid="00f08541"/>
    </style:style>
    <style:style style:name="P4" style:family="paragraph" style:parent-style-name="Standard">
      <style:text-properties style:font-name="Roboto Light2" officeooo:paragraph-rsid="00389352"/>
    </style:style>
    <style:style style:name="P5" style:family="paragraph" style:parent-style-name="Standard">
      <style:paragraph-properties fo:text-align="end" style:justify-single-word="false"/>
      <style:text-properties style:font-name="Roboto Light2" fo:font-size="8pt" style:font-size-asian="8pt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text-properties officeooo:paragraph-rsid="00df4af6"/>
    </style:style>
    <style:style style:name="P9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0ecbc7a" officeooo:paragraph-rsid="01017a94" style:font-name-asian="Times New Roman" style:font-size-asian="10pt"/>
    </style:style>
    <style:style style:name="P10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104dc05" officeooo:paragraph-rsid="0104dc05" style:font-name-asian="Times New Roman" style:font-size-asian="10pt"/>
    </style:style>
    <style:style style:name="P11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1073f11" officeooo:paragraph-rsid="01073f11" style:font-name-asian="Times New Roman" style:font-size-asian="10pt"/>
    </style:style>
    <style:style style:name="P12" style:family="paragraph" style:parent-style-name="Standard">
      <style:text-properties style:use-window-font-color="true" style:font-name="Roboto Light1" fo:font-size="10pt" fo:language="de" fo:country="CH" officeooo:rsid="010a318e" officeooo:paragraph-rsid="010a318e" style:font-name-asian="Times New Roman" style:font-size-asian="10pt"/>
    </style:style>
    <style:style style:name="P13" style:family="paragraph" style:parent-style-name="Standard">
      <style:text-properties style:use-window-font-color="true" style:font-name="Roboto Light1" fo:font-size="10pt" fo:language="de" fo:country="CH" officeooo:rsid="011ce462" officeooo:paragraph-rsid="011ce462" style:font-name-asian="Times New Roman" style:font-size-asian="10pt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font-name="Roboto Light1" fo:font-size="10pt" fo:language="de" fo:country="CH" officeooo:rsid="01087dfd" officeooo:paragraph-rsid="0128920a" style:font-name-asian="Times New Roman" style:font-size-asian="10pt"/>
    </style:style>
    <style:style style:name="P15" style:family="paragraph" style:parent-style-name="Standard">
      <style:text-properties style:use-window-font-color="true" style:font-name="Roboto Light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16" style:family="paragraph" style:parent-style-name="Standard">
      <style:text-properties style:use-window-font-color="true" style:font-name="Roboto Light1" fo:font-size="10pt" fo:language="de" fo:country="CH" officeooo:rsid="0104dc05" officeooo:paragraph-rsid="0104dc05" fo:background-color="transparent" style:font-name-asian="Times New Roman" style:font-size-asian="10pt"/>
    </style:style>
    <style:style style:name="P17" style:family="paragraph" style:parent-style-name="Standard">
      <style:text-properties style:use-window-font-color="true" style:font-name="Roboto Light1" fo:font-size="10pt" fo:language="de" fo:country="CH" officeooo:rsid="01087dfd" officeooo:paragraph-rsid="0128920a" fo:background-color="transparent" style:font-name-asian="Times New Roman" style:font-size-asian="10pt"/>
    </style:style>
    <style:style style:name="P18" style:family="paragraph" style:parent-style-name="Standard">
      <style:paragraph-properties fo:text-align="center" style:justify-single-word="false"/>
      <style:text-properties style:use-window-font-color="true" style:font-name="Roboto Light1" officeooo:rsid="00eb31a2" officeooo:paragraph-rsid="01017a94"/>
    </style:style>
    <style:style style:name="P19" style:family="paragraph" style:parent-style-name="Standard">
      <style:paragraph-properties fo:text-align="center" style:justify-single-word="false"/>
      <style:text-properties style:use-window-font-color="true" style:font-name="Roboto Light1" officeooo:rsid="00eb31a2" officeooo:paragraph-rsid="01257fac"/>
    </style:style>
    <style:style style:name="P20" style:family="paragraph" style:parent-style-name="Standard">
      <style:text-properties style:use-window-font-color="true" style:font-name="Roboto Light" fo:font-size="10pt" fo:language="de" fo:country="CH" style:font-name-asian="Times New Roman" style:font-size-asian="10pt"/>
    </style:style>
    <style:style style:name="P21" style:family="paragraph" style:parent-style-name="Standard">
      <style:paragraph-properties fo:text-align="start" style:justify-single-word="false"/>
      <style:text-properties style:use-window-font-color="true" style:font-name="Roboto Light" fo:font-size="10pt" fo:language="de" fo:country="CH" style:font-name-asian="Times New Roman" style:font-size-asian="10pt"/>
    </style:style>
    <style:style style:name="P22" style:family="paragraph" style:parent-style-name="Standard">
      <style:paragraph-properties fo:text-align="center" style:justify-single-word="false"/>
      <style:text-properties style:use-window-font-color="true" style:font-name="Roboto Light" fo:font-size="10pt" fo:language="de" fo:country="CH" style:font-name-asian="Times New Roman" style:font-size-asian="10pt"/>
    </style:style>
    <style:style style:name="P23" style:family="paragraph" style:parent-style-name="Standard">
      <style:text-properties style:use-window-font-color="true" style:font-name="Roboto2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24" style:family="paragraph" style:parent-style-name="Standard">
      <style:text-properties style:use-window-font-color="true" style:font-name="Roboto2" fo:font-size="10.5pt" fo:language="de" fo:country="CH" fo:font-weight="normal" officeooo:rsid="00f9b851" officeooo:paragraph-rsid="01017a94" fo:background-color="transparent" style:font-name-asian="Times New Roman" style:font-size-asian="10.5pt" style:font-weight-asian="normal" style:font-size-complex="10.5pt" style:font-weight-complex="normal"/>
    </style:style>
    <style:style style:name="P25" style:family="paragraph" style:parent-style-name="Standard">
      <style:text-properties style:use-window-font-color="true" style:font-name="Roboto Light3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26" style:family="paragraph" style:parent-style-name="Standard">
      <style:text-properties style:font-name="Roboto Light1" fo:font-weight="normal" officeooo:rsid="00bcffeb" officeooo:paragraph-rsid="0121cf8f" style:font-weight-asian="normal" style:font-weight-complex="normal"/>
    </style:style>
    <style:style style:name="P27" style:family="paragraph" style:parent-style-name="Standard">
      <style:text-properties style:font-name="Roboto Light1" officeooo:rsid="00bdb8ba" officeooo:paragraph-rsid="01017a94" fo:background-color="transparent"/>
    </style:style>
    <style:style style:name="P28" style:family="paragraph" style:parent-style-name="Standard">
      <style:text-properties style:font-name="Roboto Light"/>
    </style:style>
    <style:style style:name="P29" style:family="paragraph" style:parent-style-name="Standard">
      <style:paragraph-properties fo:text-align="start" style:justify-single-word="false"/>
      <style:text-properties style:font-name="Roboto Light"/>
    </style:style>
    <style:style style:name="P30" style:family="paragraph" style:parent-style-name="Standard">
      <style:text-properties style:font-name="Humnst777 Lt BT" officeooo:rsid="00c36693" officeooo:paragraph-rsid="00c36693"/>
    </style:style>
    <style:style style:name="P31" style:family="paragraph" style:parent-style-name="Standard">
      <style:paragraph-properties fo:text-align="center" style:justify-single-word="false"/>
      <style:text-properties fo:color="#000000" style:font-name="Roboto Light" officeooo:rsid="00e2c7c1" officeooo:paragraph-rsid="00f232fc"/>
    </style:style>
    <style:style style:name="P32" style:family="paragraph" style:parent-style-name="Standard">
      <style:text-properties fo:color="#ffffff" style:font-name="Roboto1" fo:font-weight="normal" officeooo:rsid="00e9a044" officeooo:paragraph-rsid="0121cf8f" style:font-weight-asian="normal" style:font-weight-complex="normal"/>
    </style:style>
    <style:style style:name="P33" style:family="paragraph" style:parent-style-name="Standard">
      <style:text-properties fo:color="#ffffff" style:font-name="Roboto1" fo:font-size="10pt" fo:language="de" fo:country="CH" fo:font-weight="normal" officeooo:rsid="00eb31a2" officeooo:paragraph-rsid="01017a94" style:font-name-asian="Times New Roman" style:font-size-asian="10pt" style:font-weight-asian="normal" style:font-weight-complex="normal"/>
    </style:style>
    <style:style style:name="P34" style:family="paragraph" style:parent-style-name="Standard">
      <style:text-properties fo:color="#ffffff" style:font-name="Roboto1" fo:font-size="10pt" fo:language="de" fo:country="CH" fo:font-weight="normal" officeooo:paragraph-rsid="01017a94" style:font-name-asian="Times New Roman" style:font-size-asian="10pt" style:font-weight-asian="normal" style:font-weight-complex="normal"/>
    </style:style>
    <style:style style:name="P35" style:family="paragraph" style:parent-style-name="Standard">
      <style:text-properties fo:color="#ffffff" style:font-name="Roboto1" fo:font-size="10pt" fo:language="de" fo:country="CH" fo:font-weight="normal" officeooo:rsid="00137414" officeooo:paragraph-rsid="01017a94" style:font-name-asian="Times New Roman" style:font-size-asian="10pt" style:font-weight-asian="normal" style:font-weight-complex="normal"/>
    </style:style>
    <style:style style:name="P36" style:family="paragraph" style:parent-style-name="Standard">
      <style:text-properties fo:color="#ffffff" style:font-name="Roboto1" fo:font-size="10pt" fo:language="de" fo:country="CH" fo:font-weight="normal" officeooo:rsid="002f7b7f" officeooo:paragraph-rsid="01017a94" style:font-name-asian="Times New Roman" style:font-size-asian="10pt" style:font-weight-asian="normal" style:font-weight-complex="normal"/>
    </style:style>
    <style:style style:name="P37" style:family="paragraph" style:parent-style-name="Standard">
      <style:text-properties fo:color="#ffffff" style:font-name="Roboto1" fo:font-size="10pt" fo:language="de" fo:country="CH" fo:font-weight="normal" officeooo:rsid="012388bb" officeooo:paragraph-rsid="012388bb" style:font-name-asian="Times New Roman" style:font-size-asian="10pt" style:font-weight-asian="normal" style:font-weight-complex="normal"/>
    </style:style>
    <style:style style:name="P38" style:family="paragraph" style:parent-style-name="Standard">
      <style:text-properties fo:color="#ffffff" style:font-name="Roboto1" fo:font-size="10pt" fo:language="de" fo:country="CH" fo:font-weight="normal" officeooo:rsid="00f6ddf8" officeooo:paragraph-rsid="0128920a" style:font-name-asian="Times New Roman" style:font-size-asian="10pt" style:font-weight-asian="normal" style:font-weight-complex="normal"/>
    </style:style>
    <style:style style:name="P39" style:family="paragraph" style:parent-style-name="Standard">
      <style:text-properties officeooo:paragraph-rsid="01017a94"/>
    </style:style>
    <style:style style:name="P40" style:family="paragraph" style:parent-style-name="Standard">
      <style:text-properties officeooo:paragraph-rsid="0121cf8f"/>
    </style:style>
    <style:style style:name="P41" style:family="paragraph" style:parent-style-name="Standard">
      <style:text-properties officeooo:rsid="00d493c0" officeooo:paragraph-rsid="0128920a"/>
    </style:style>
    <style:style style:name="P42" style:family="paragraph" style:parent-style-name="Standard">
      <style:text-properties officeooo:rsid="0128920a" officeooo:paragraph-rsid="0128920a"/>
    </style:style>
    <style:style style:name="P43" style:family="paragraph" style:parent-style-name="Small">
      <style:paragraph-properties fo:text-align="start" style:justify-single-word="false">
        <style:tab-stops>
          <style:tab-stop style:position="2.748cm"/>
        </style:tab-stops>
      </style:paragraph-properties>
      <style:text-properties fo:color="#c0c0c0"/>
    </style:style>
    <style:style style:name="P44" style:family="paragraph" style:parent-style-name="Small">
      <style:paragraph-properties>
        <style:tab-stops>
          <style:tab-stop style:position="8.278cm" style:type="center"/>
          <style:tab-stop style:position="15.365cm" style:type="right"/>
        </style:tab-stops>
      </style:paragraph-properties>
    </style:style>
    <style:style style:name="P45" style:family="paragraph" style:parent-style-name="Small">
      <style:text-properties style:font-name="Roboto Light1"/>
    </style:style>
    <style:style style:name="P46" style:family="paragraph" style:parent-style-name="Standard">
      <style:paragraph-properties fo:margin-left="0cm" fo:margin-right="-1.395cm" fo:text-indent="0cm" style:auto-text-indent="false">
        <style:tab-stops>
          <style:tab-stop style:position="7.751cm" style:type="center"/>
          <style:tab-stop style:position="15.319cm"/>
        </style:tab-stops>
      </style:paragraph-properties>
    </style:style>
    <style:style style:name="P47" style:family="paragraph" style:parent-style-name="Standard">
      <style:paragraph-properties fo:margin-left="0cm" fo:margin-right="-1.395cm" fo:text-indent="0cm" style:auto-text-indent="false">
        <style:tab-stops>
          <style:tab-stop style:position="12.388cm" style:type="center"/>
          <style:tab-stop style:position="24.799cm"/>
        </style:tab-stops>
      </style:paragraph-properties>
    </style:style>
    <style:style style:name="P48" style:family="paragraph" style:parent-style-name="Table_20_Contents">
      <style:paragraph-properties fo:text-align="start" style:justify-single-word="false"/>
      <style:text-properties fo:color="#000000" style:font-name="Roboto" fo:font-size="8pt" fo:font-weight="normal" officeooo:rsid="000ee956" officeooo:paragraph-rsid="00df4af6" style:font-size-asian="8pt" style:font-weight-asian="normal" style:font-size-complex="8pt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fo:color="#000000" style:font-name="Roboto2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P50" style:family="paragraph" style:parent-style-name="Table_20_Contents">
      <style:paragraph-properties fo:text-align="start" style:justify-single-word="false"/>
      <style:text-properties fo:color="#000000" style:font-name="Roboto Light1" fo:font-size="8pt" fo:font-weight="normal" officeooo:rsid="010fb58c" officeooo:paragraph-rsid="010fb58c" style:font-size-asian="8pt" style:font-weight-asian="normal" style:font-size-complex="8pt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fo:color="#000000" style:font-name="Roboto Light2" fo:font-size="8pt" fo:font-weight="normal" officeooo:rsid="01925b9d" officeooo:paragraph-rsid="00df4af6" style:font-size-asian="8pt" style:font-weight-asian="normal" style:font-size-complex="8pt" style:font-weight-complex="normal"/>
    </style:style>
    <style:style style:name="P52" style:family="paragraph" style:parent-style-name="Standard">
      <style:paragraph-properties fo:margin-left="1.131cm" fo:margin-right="1.162cm" fo:text-align="center" style:justify-single-word="false" fo:text-indent="0cm" style:auto-text-indent="false"/>
      <style:text-properties style:font-name="Roboto Light2"/>
    </style:style>
    <style:style style:name="P53" style:family="paragraph" style:parent-style-name="Preformatted_20_Text">
      <style:paragraph-properties fo:text-align="center" style:justify-single-word="false">
        <style:tab-stops>
          <style:tab-stop style:position="2.141cm"/>
        </style:tab-stops>
      </style:paragraph-properties>
      <style:text-properties style:font-name="Roboto Light1" fo:font-size="14pt" officeooo:rsid="0046e7d8" officeooo:paragraph-rsid="0046e7d8" style:font-size-asian="14pt" style:font-size-complex="14pt"/>
    </style:style>
    <style:style style:name="P54" style:family="paragraph" style:parent-style-name="Standard">
      <style:paragraph-properties fo:margin-left="0cm" fo:margin-right="-0.025cm" fo:text-align="center" style:justify-single-word="false" fo:text-indent="0cm" style:auto-text-indent="false"/>
      <style:text-properties style:font-name="Roboto Slab2" fo:font-size="24pt" fo:font-weight="normal" style:font-size-asian="24pt" style:font-weight-asian="normal" style:font-size-complex="24pt" style:font-weight-complex="normal"/>
    </style:style>
    <style:style style:name="P55" style:family="paragraph" style:parent-style-name="Roboto_20_light">
      <style:text-properties officeooo:paragraph-rsid="01017a94"/>
    </style:style>
    <style:style style:name="P56" style:family="paragraph" style:parent-style-name="Contents_20_1">
      <style:paragraph-properties>
        <style:tab-stops>
          <style:tab-stop style:position="15.362cm" style:type="right" style:leader-style="dotted" style:leader-text="."/>
        </style:tab-stops>
      </style:paragraph-properties>
    </style:style>
    <style:style style:name="P57" style:family="paragraph" style:parent-style-name="Contents_20_1">
      <style:paragraph-properties>
        <style:tab-stops>
          <style:tab-stop style:position="15.362cm" style:type="right" style:leader-style="dotted" style:leader-text="."/>
        </style:tab-stops>
      </style:paragraph-properties>
    </style:style>
    <style:style style:name="P58" style:family="paragraph" style:parent-style-name="Heading_20_1">
      <style:text-properties officeooo:paragraph-rsid="0128920a"/>
    </style:style>
    <style:style style:name="P59" style:family="paragraph" style:parent-style-name="Heading_20_1">
      <style:text-properties officeooo:rsid="00f08541" officeooo:paragraph-rsid="0128920a"/>
    </style:style>
    <style:style style:name="P60" style:family="paragraph" style:parent-style-name="Heading_20_1">
      <style:text-properties officeooo:paragraph-rsid="01017a94"/>
    </style:style>
    <style:style style:name="P61" style:family="paragraph" style:parent-style-name="Heading_20_1">
      <style:text-properties officeooo:paragraph-rsid="0121cf8f"/>
    </style:style>
    <style:style style:name="P62" style:family="paragraph" style:parent-style-name="Heading_20_1">
      <style:paragraph-properties fo:break-before="page"/>
    </style:style>
    <style:style style:name="P63" style:family="paragraph" style:parent-style-name="Standard" style:master-page-name="PITC_5f_title_5f_page">
      <style:paragraph-properties style:page-number="auto"/>
      <style:text-properties style:font-name="Roboto Light"/>
    </style:style>
    <style:style style:name="P64" style:family="paragraph" style:parent-style-name="Standard" style:list-style-name="L1">
      <style:paragraph-properties fo:margin-left="0cm" fo:margin-right="0.009cm" fo:text-indent="0cm" style:auto-text-indent="false">
        <style:tab-stops/>
      </style:paragraph-properties>
      <style:text-properties style:font-name="Roboto Light1" officeooo:rsid="004a6425" officeooo:paragraph-rsid="004a6425" fo:background-color="transparent"/>
    </style:style>
    <style:style style:name="P65" style:family="paragraph" style:parent-style-name="Standard" style:list-style-name="L1">
      <style:paragraph-properties fo:margin-left="0cm" fo:margin-right="0.009cm" fo:text-indent="0cm" style:auto-text-indent="false">
        <style:tab-stops/>
      </style:paragraph-properties>
      <style:text-properties style:font-name="Roboto Light1" officeooo:rsid="011ce462" officeooo:paragraph-rsid="011ce462" fo:background-color="transparen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Roboto Light1" fo:font-size="9pt" style:font-size-asian="9pt" style:font-size-complex="9pt"/>
    </style:style>
    <style:style style:name="T3" style:family="text">
      <style:text-properties officeooo:rsid="00c8f426"/>
    </style:style>
    <style:style style:name="T4" style:family="text">
      <style:text-properties officeooo:rsid="01276b64"/>
    </style:style>
    <style:style style:name="T5" style:family="text">
      <style:text-properties style:font-name="Roboto Slab" fo:font-weight="normal" style:font-weight-asian="normal" style:font-weight-complex="normal"/>
    </style:style>
    <style:style style:name="T6" style:family="text">
      <style:text-properties officeooo:rsid="00ed9e3a"/>
    </style:style>
    <style:style style:name="T7" style:family="text">
      <style:text-properties style:font-name="Roboto Light2" fo:font-size="9pt" fo:background-color="transparent" loext:char-shading-value="0" style:font-size-asian="9pt" style:font-size-complex="9pt"/>
    </style:style>
    <style:style style:name="T8" style:family="text">
      <style:text-properties style:font-name="Roboto Light2" fo:font-size="9pt" officeooo:rsid="00e1d71d" fo:background-color="transparent" loext:char-shading-value="0" style:font-size-asian="9pt" style:font-size-complex="9pt"/>
    </style:style>
    <style:style style:name="T9" style:family="text">
      <style:text-properties officeooo:rsid="0128920a"/>
    </style:style>
    <style:style style:name="T10" style:family="text">
      <style:text-properties officeooo:rsid="012a8cf0"/>
    </style:style>
    <style:style style:name="T11" style:family="text"/>
    <style:style style:name="fr1" style:family="graphic" style:parent-style-name="Frame">
      <style:graphic-properties fo:margin-left="0cm" fo:margin-right="0cm" fo:margin-top="0cm" fo:margin-bottom="0cm" style:protect="position" style:vertical-pos="from-top" style:vertical-rel="paragraph" style:horizontal-pos="from-left" style:horizontal-rel="paragraph" fo:background-color="transparent" draw:fill="none" draw:fill-color="#ffffff" fo:padding="0.55cm" fo:border-left="none" fo:border-right="none" fo:border-top="none" fo:border-bottom="0.99pt solid #999999" style:shadow="none" draw:shadow-opacity="100%" style:flow-with-text="false"/>
    </style:style>
    <style:style style:name="fr2" style:family="graphic" style:parent-style-name="Frame">
      <style:graphic-properties fo:margin-left="0cm" fo:margin-right="0cm" fo:margin-top="0cm" fo:margin-bottom="0cm" style:print-content="false" style:protect="none" style:vertical-pos="from-top" style:vertical-rel="page" style:horizontal-pos="from-left" style:horizontal-rel="page" fo:background-color="#ffff00" style:background-transparency="0%" draw:fill="solid" draw:fill-color="#ffff00" draw:opacity="100%" fo:padding="0.15cm" fo:border="0.99pt solid #999999" style:shadow="none" draw:shadow-opacity="100%" style:flow-with-text="false"/>
    </style:style>
    <style:style style:name="fr3" style:family="graphic" style:parent-style-name="Frame">
      <style:graphic-properties fo:margin-left="0cm" fo:margin-right="0cm" fo:margin-top="0cm" fo:margin-bottom="0cm" style:print-content="false" style:protect="content size position" style:vertical-pos="from-top" style:vertical-rel="page" style:horizontal-pos="from-left" style:horizontal-rel="page" fo:background-color="transparent" draw:fill="none" draw:fill-color="#ffffff" fo:padding="0cm" fo:border="0.99pt solid #ffffff" style:shadow="none" draw:shadow-opacity="100%" style:flow-with-text="false"/>
    </style:style>
    <style:style style:name="fr4" style:family="graphic" style:parent-style-name="Frame">
      <style:graphic-properties fo:margin-left="0cm" fo:margin-right="0cm" fo:margin-top="0cm" fo:margin-bottom="0cm" style:print-content="false" style:protect="none" style:vertical-pos="from-top" style:vertical-rel="page" style:horizontal-pos="from-left" style:horizontal-rel="page" fo:background-color="transparent" draw:fill="none" draw:fill-color="#ffffff" fo:padding="0cm" fo:border="0.99pt solid #ffffff" style:shadow="none" draw:shadow-opacity="100%" style:flow-with-text="false"/>
    </style:style>
    <style:style style:name="fr5" style:family="graphic" style:parent-style-name="Frame">
      <style:graphic-properties fo:margin-left="0cm" fo:margin-right="0cm" fo:margin-top="0cm" fo:margin-bottom="0cm" style:print-content="false" style:protect="none" style:vertical-pos="from-top" style:vertical-rel="page" style:horizontal-pos="from-left" style:horizontal-rel="page" fo:background-color="transparent" draw:fill="none" fo:padding="0cm" fo:border="0.99pt solid #ffffff" style:shadow="none" draw:shadow-opacity="100%" style:flow-with-text="false"/>
    </style:style>
    <style:style style:name="fr6" style:family="graphic" style:parent-style-name="Frame">
      <style:graphic-properties fo:margin-left="0cm" fo:margin-right="0cm" fo:margin-top="0cm" fo:margin-bottom="0cm" style:protect="position" style:vertical-pos="from-top" style:vertical-rel="page" style:horizontal-pos="from-left" style:horizontal-rel="page" fo:background-color="transparent" draw:fill="none" draw:fill-color="#ffffff" fo:padding="0cm" fo:border="none" style:shadow="none" draw:shadow-opacity="100%" style:flow-with-text="false"/>
    </style:style>
    <style:style style:name="fr7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>
        <style:columns fo:column-count="1" fo:column-gap="0cm"/>
      </style:graphic-properties>
    </style:style>
    <style:style style:name="fr8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/>
    </style:style>
    <style:style style:name="fr9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/>
    </style:style>
    <style:style style:name="fr10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/>
    </style:style>
    <style:style style:name="fr11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pitc_project_shortid" text:anchor-type="page" text:anchor-page-number="1" svg:x="6.237cm" svg:y="2.78cm" svg:width="1.644cm" draw:z-index="1">
        <draw:text-box fo:min-height="0.794cm">
          <text:p text:style-name="P30">[PROJECT]</text:p>
        </draw:text-box>
      </draw:frame>
      <draw:frame draw:style-name="fr2" draw:name="pitc_org_unit" text:anchor-type="page" text:anchor-page-number="1" svg:x="8.814cm" svg:y="2.794cm" svg:width="1.72cm" draw:z-index="2">
        <draw:text-box fo:min-height="0.794cm">
          <text:p text:style-name="P30">[SECTION]</text:p>
        </draw:text-box>
      </draw:frame>
      <draw:frame draw:style-name="fr3" draw:name="Frame8" text:anchor-type="page" text:anchor-page-number="1" svg:x="3.725cm" svg:y="2.353cm" svg:width="1.951cm" draw:z-index="3">
        <draw:text-box fo:min-height="0.443cm">
          <text:p text:style-name="Small">Kundenkürzel</text:p>
        </draw:text-box>
      </draw:frame>
      <draw:frame draw:style-name="fr4" draw:name="Frame7" text:anchor-type="page" text:anchor-page-number="1" svg:x="8.814cm" svg:y="2.362cm" svg:width="1.951cm" draw:z-index="4">
        <draw:text-box fo:min-height="0.443cm">
          <text:p text:style-name="P45">Bereichskürzel</text:p>
        </draw:text-box>
      </draw:frame>
      <draw:frame draw:style-name="fr2" draw:name="pitc_customer_shortid" text:anchor-type="page" text:anchor-page-number="1" svg:x="3.725cm" svg:y="2.794cm" svg:width="1.663cm" draw:z-index="5">
        <draw:text-box fo:min-height="0.794cm">
          <text:p text:style-name="P30">[CLIENT]</text:p>
        </draw:text-box>
      </draw:frame>
      <draw:frame draw:style-name="fr5" draw:name="Frame6" text:anchor-type="page" text:anchor-page-number="1" svg:x="6.237cm" svg:y="2.339cm" svg:width="1.951cm" draw:z-index="6">
        <draw:text-box fo:min-height="0.443cm">
          <text:p text:style-name="P45">Projektkürzel</text:p>
        </draw:text-box>
      </draw:frame>
      <draw:frame draw:style-name="fr6" draw:name="pitc_subject" text:anchor-type="page" text:anchor-page-number="1" svg:x="3.69cm" svg:y="5.694cm" svg:width="15.393cm" draw:z-index="7">
        <draw:text-box fo:min-height="1.235cm">
          <text:p text:style-name="P54">Cur<text:span text:style-name="T6">r</text:span>iculum Vitae</text:p>
        </draw:text-box>
      </draw:frame>
      <text:p text:style-name="P63"/>
      <text:p text:style-name="P28"/>
      <text:p text:style-name="P28"/>
      <text:p text:style-name="P29"/>
      <text:p text:style-name="P53">[TITLE_FUNCTION]</text:p>
      <text:p text:style-name="P28"/>
      <text:p text:style-name="P28"><draw:frame draw:style-name="fr1" draw:name="pitc_abstract" text:anchor-type="paragraph" svg:x="-0.323cm" svg:y="0.035cm" svg:width="16.141cm" draw:z-index="0"><draw:text-box fo:min-height="2.429cm"><text:p text:style-name="P52">Der vorliegende Lebenslauf ist nur für die Empfängerfirma bestimmt. </text:p></draw:text-box></draw:frame></text:p>
      <text:p text:style-name="P31"><text:span text:style-name="T7">erstellt am </text:span><text:span text:style-name="T8">[DATE]</text:span></text:p>
      <text:p text:style-name="P28"/>
      <text:p text:style-name="P20"/>
      <text:p text:style-name="P20"/>
      <text:p text:style-name="P20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57">1 <text:s text:c="3"/>Personalien<text:tab/>2</text:p>
          <text:p text:style-name="P57">2 <text:s text:c="3"/>Kernkompetenzen<text:tab/>2</text:p>
          <text:p text:style-name="P57">3 <text:s text:c="3"/>Stationen<text:tab/>2</text:p>
          <text:p text:style-name="P57">4 <text:s text:c="3"/>Projekte<text:tab/>2</text:p>
          <text:p text:style-name="P57">5 <text:s text:c="3"/>Weiterbildung (Schulungen, Kurse, Konferenzen, Referate)<text:tab/>2</text:p>
          <text:p text:style-name="P57">6 <text:s text:c="3"/>Ausbildung<text:tab/>2</text:p>
        </text:index-body>
      </text:table-of-content>
      <text:p text:style-name="P20"/>
      <text:p text:style-name="P20"/>
      <text:p text:style-name="P21"/>
      <text:p text:style-name="P21"/>
      <text:p text:style-name="P22"/>
      <text:h text:style-name="P62" text:outline-level="1"><text:bookmark-start text:name="__RefHeading___Toc1707_3603873402"/><text:span text:style-name="T5">Personalien</text:span> <text:bookmark-end text:name="__RefHeading___Toc1707_3603873402"/></text:h>
      <table:table table:name="tbl-profile" table:style-name="tbl-profile">
        <table:table-column table:style-name="tbl-profile.A"/>
        <table:table-column table:style-name="tbl-profile.B"/>
        <table:table-header-rows>
          <table:table-row table:style-name="tbl-profile.1">
            <table:table-cell table:style-name="tbl-profile.A1" office:value-type="string">
              <text:p text:style-name="P12">Abschluss</text:p>
            </table:table-cell>
            <table:table-cell table:style-name="tbl-profile.B1" office:value-type="string">
              <text:list xml:id="list3235300069" text:style-name="L1">
                <text:list-header>
                  <text:p text:style-name="P64">[TITLE]</text:p>
                </text:list-header>
              </text:list>
            </table:table-cell>
          </table:table-row>
        </table:table-header-rows>
        <table:table-row table:style-name="tbl-profile.1">
          <table:table-cell table:style-name="tbl-profile.A2" office:value-type="string">
            <text:p text:style-name="P13">Sprachkenntnisse</text:p>
          </table:table-cell>
          <table:table-cell table:style-name="tbl-profile.B2" office:value-type="string">
            <text:list xml:id="list92053204729585" text:continue-numbering="true" text:style-name="L1">
              <text:list-header>
                <text:p text:style-name="P65">[LANGUAGES]</text:p>
              </text:list-header>
            </text:list>
          </table:table-cell>
        </table:table-row>
      </table:table>
      <text:h text:style-name="P58" text:outline-level="1"><text:bookmark-start text:name="__RefHeading___Toc383_3203683308"/>Kernkompetenzen<text:bookmark-end text:name="__RefHeading___Toc383_3203683308"/></text:h>
      <text:p text:style-name="P41"/>
      <table:table table:name="COMPETENCES" table:style-name="COMPETENCES">
        <table:table-column table:style-name="COMPETENCES.A"/>
        <table:table-column table:style-name="COMPETENCES.B"/>
        <table:table-header-rows>
          <table:table-row table:style-name="COMPETENCES.1">
            <table:table-cell table:style-name="COMPETENCES.A1" office:value-type="string">
              <text:p text:style-name="P38">Kategorie</text:p>
            </table:table-cell>
            <table:table-cell table:style-name="COMPETENCES.B1" office:value-type="string">
              <text:p text:style-name="P38">Kompetenz</text:p>
            </table:table-cell>
          </table:table-row>
        </table:table-header-rows>
        <table:table-row table:style-name="COMPETENCES.1">
          <table:table-cell table:style-name="COMPETENCES.A2" office:value-type="string">
            <text:p text:style-name="P14">[CATEGORY]</text:p>
          </table:table-cell>
          <table:table-cell table:style-name="COMPETENCES.B2" office:value-type="string">
            <text:p text:style-name="P17">[COMPETENCE]</text:p>
          </table:table-cell>
        </table:table-row>
      </table:table>
      <text:h text:style-name="P59" text:outline-level="1"><text:bookmark-start text:name="__RefHeading___Toc1711_3603873402"/>Stationen<text:bookmark-end text:name="__RefHeading___Toc1711_3603873402"/></text:h>
      <table:table table:name="ACTIVITIES" table:style-name="ACTIVITIES">
        <table:table-column table:style-name="ACTIVITIES.A" table:number-columns-repeated="2"/>
        <table:table-column table:style-name="ACTIVITIES.C"/>
        <table:table-header-rows>
          <table:table-row table:style-name="ACTIVITIES.1">
            <table:table-cell table:style-name="ACTIVITIES.A1" office:value-type="string">
              <text:p text:style-name="P33">Von</text:p>
            </table:table-cell>
            <table:table-cell table:style-name="ACTIVITIES.A1" office:value-type="string">
              <text:p text:style-name="P33">Bis</text:p>
            </table:table-cell>
            <table:table-cell table:style-name="ACTIVITIES.C1" office:value-type="string">
              <text:p text:style-name="P35">Aktivität</text:p>
            </table:table-cell>
          </table:table-row>
        </table:table-header-rows>
        <table:table-row table:style-name="ACTIVITIES.1">
          <table:table-cell table:style-name="ACTIVITIES.A2" office:value-type="string">
            <text:p text:style-name="P11">[MONTH_FROM][YEAR_FROM]</text:p>
          </table:table-cell>
          <table:table-cell table:style-name="ACTIVITIES.A2" office:value-type="string">
            <text:p text:style-name="P10">[MONTH_TO][YEAR_TO]</text:p>
          </table:table-cell>
          <table:table-cell table:style-name="ACTIVITIES.C2" office:value-type="string">
            <text:p text:style-name="P16">[ACTIVITY]</text:p>
          </table:table-cell>
        </table:table-row>
      </table:table>
      <text:h text:style-name="P60" text:outline-level="1"><text:bookmark-start text:name="__RefHeading___Toc1713_3603873402"/>Projekte<text:bookmark-end text:name="__RefHeading___Toc1713_3603873402"/></text:h>
      <table:table table:name="PROJECTS" table:style-name="PROJECTS">
        <table:table-column table:style-name="PROJECTS.A" table:number-columns-repeated="2"/>
        <table:table-column table:style-name="PROJECTS.C"/>
        <table:table-header-rows>
          <table:table-row table:style-name="PROJECTS.1">
            <table:table-cell table:style-name="PROJECTS.A1" office:value-type="string">
              <text:p text:style-name="P33">Von</text:p>
            </table:table-cell>
            <table:table-cell table:style-name="PROJECTS.A1" office:value-type="string">
              <text:p text:style-name="P33">Bis</text:p>
            </table:table-cell>
            <table:table-cell table:style-name="PROJECTS.C1" office:value-type="string">
              <text:p text:style-name="P36">Tätigkeit</text:p>
            </table:table-cell>
          </table:table-row>
        </table:table-header-rows>
        <table:table-row table:style-name="PROJECTS.1">
          <table:table-cell table:style-name="PROJECTS.A2" office:value-type="string">
            <text:p text:style-name="P9">[MONTH_FROM][YEAR_FROM]</text:p>
          </table:table-cell>
          <table:table-cell table:style-name="PROJECTS.A2" office:value-type="string">
            <text:p text:style-name="P55">[MONTH_TO][YEAR_TO]</text:p>
          </table:table-cell>
          <table:table-cell table:style-name="PROJECTS.C2" office:value-type="string">
            <text:p text:style-name="P24">[PROJECT_TITLE]</text:p>
            <text:p text:style-name="P15"/>
            <text:p text:style-name="P23">Projektbeschreibung</text:p>
            <text:p text:style-name="P39">[PROJECT_DESCRIPTION]</text:p>
            <text:p text:style-name="P25"/>
            <text:p text:style-name="P23">Rolle und Aufgaben im Projekt</text:p>
            <text:p text:style-name="P39">[PROJECT_ROLE]</text:p>
            <text:p text:style-name="P25"/>
            <text:p text:style-name="P23">Eingesetzte Technologien und Methoden</text:p>
            <text:p text:style-name="P39">[PROJECT_TECHNOLOGY]</text:p>
          </table:table-cell>
        </table:table-row>
      </table:table>
      <text:h text:style-name="P60" text:outline-level="1"><text:bookmark-start text:name="__RefHeading___Toc1715_3603873402"/>Weiterbildung (Schulungen, Kurse, Konferenzen, Referate)<text:bookmark-end text:name="__RefHeading___Toc1715_3603873402"/></text:h>
      <table:table table:name="ADVANCED_TRAININGS" table:style-name="ADVANCED_5f_TRAININGS">
        <table:table-column table:style-name="ADVANCED_5f_TRAININGS.A" table:number-columns-repeated="2"/>
        <table:table-column table:style-name="ADVANCED_5f_TRAININGS.C"/>
        <table:table-header-rows>
          <table:table-row table:style-name="ADVANCED_5f_TRAININGS.1">
            <table:table-cell table:style-name="ADVANCED_5f_TRAININGS.A1" office:value-type="string">
              <text:p text:style-name="P33">Von</text:p>
            </table:table-cell>
            <table:table-cell table:style-name="ADVANCED_5f_TRAININGS.A1" office:value-type="string">
              <text:p text:style-name="P33">Bis</text:p>
            </table:table-cell>
            <table:table-cell table:style-name="ADVANCED_5f_TRAININGS.C1" office:value-type="string">
              <text:p text:style-name="P34">Weiterbildung</text:p>
            </table:table-cell>
          </table:table-row>
        </table:table-header-rows>
        <table:table-row table:style-name="TableLine94353687219904">
          <table:table-cell table:style-name="ADVANCED_5f_TRAININGS.A2" office:value-type="string">
            <text:p text:style-name="P18">[MONTH_FROM][YEAR_FROM]</text:p>
          </table:table-cell>
          <table:table-cell table:style-name="ADVANCED_5f_TRAININGS.B2" office:value-type="string">
            <text:p text:style-name="P18">[MONTH_TO][YEAR_TO]</text:p>
          </table:table-cell>
          <table:table-cell table:style-name="ADVANCED_5f_TRAININGS.C2" office:value-type="string">
            <text:p text:style-name="P27">[ADVANCED_TRAINING]</text:p>
          </table:table-cell>
        </table:table-row>
      </table:table>
      <text:h text:style-name="P61" text:outline-level="1"><text:bookmark-start text:name="__RefHeading___Toc1717_3603873402"/>Ausbildung<text:bookmark-end text:name="__RefHeading___Toc1717_3603873402"/></text:h>
      <table:table table:name="EDUCATIONS" table:style-name="EDUCATIONS">
        <table:table-column table:style-name="EDUCATIONS.A" table:number-columns-repeated="2"/>
        <table:table-column table:style-name="EDUCATIONS.C"/>
        <table:table-header-rows>
          <table:table-row table:style-name="TableLine94353687225008">
            <table:table-cell table:style-name="EDUCATIONS.A1" office:value-type="string">
              <text:p text:style-name="P32">Von</text:p>
            </table:table-cell>
            <table:table-cell table:style-name="EDUCATIONS.A1" office:value-type="string">
              <text:p text:style-name="P32">Bis</text:p>
            </table:table-cell>
            <table:table-cell table:style-name="EDUCATIONS.C1" office:value-type="string">
              <text:p text:style-name="P37">Ausbildung</text:p>
            </table:table-cell>
          </table:table-row>
        </table:table-header-rows>
        <table:table-row table:style-name="TableLine94353687234016">
          <table:table-cell table:style-name="EDUCATIONS.A2" office:value-type="string">
            <text:p text:style-name="P19">[MONTH_FROM][YEAR_FR<text:soft-page-break/>OM]</text:p>
          </table:table-cell>
          <table:table-cell table:style-name="EDUCATIONS.B2" office:value-type="string">
            <text:p text:style-name="P19">[MONTH_TO][YEAR_TO]</text:p>
          </table:table-cell>
          <table:table-cell table:style-name="EDUCATIONS.C2" office:value-type="string">
            <text:p text:style-name="P26">[EDUCATION]</text:p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 Light3" svg:font-family="'Roboto Light'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" svg:font-family="'Humnst777 BT'" style:font-pitch="variable"/>
    <style:font-face style:name="Humnst777 BT1" svg:font-family="'Humnst777 BT'" style:font-adornments="Regular" style:font-pitch="variable"/>
    <style:font-face style:name="Humnst777 Lt BT" svg:font-family="'Humnst777 Lt BT'" style:font-pitch="variable"/>
    <style:font-face style:name="Roboto" svg:font-family="Roboto" style:font-pitch="variable"/>
    <style:font-face style:name="Roboto2" svg:font-family="Roboto" style:font-adornments="Light" style:font-pitch="variable"/>
    <style:font-face style:name="Roboto1" svg:font-family="Roboto" style:font-adornments="Medium" style:font-pitch="variable"/>
    <style:font-face style:name="Roboto Light1" svg:font-family="'Roboto Light'" style:font-pitch="variable"/>
    <style:font-face style:name="Roboto Light2" svg:font-family="'Roboto Light'" style:font-adornments="Light" style:font-pitch="variable"/>
    <style:font-face style:name="Roboto Light" svg:font-family="'Roboto Light'" style:font-adornments="Regular" style:font-pitch="variable"/>
    <style:font-face style:name="Roboto Slab" svg:font-family="'Roboto Slab'" style:font-pitch="variable"/>
    <style:font-face style:name="Roboto Slab2" svg:font-family="'Roboto Slab'" style:font-adornments="Light" style:font-pitch="variable"/>
    <style:font-face style:name="Roboto Slab1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1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049cm" loext:contextual-spacing="false" fo:orphans="2" fo:widows="2"/>
      <style:text-properties style:use-window-font-color="true" style:font-name="Roboto Light2" fo:font-family="'Roboto Light'" style:font-style-name="Light" style:font-pitch="variable" fo:font-size="10pt" fo:language="de" fo:country="CH" fo:font-weight="250" style:font-name-asian="Times New Roman" style:font-family-asian="'Times New Roman'" style:font-family-generic-asian="roman" style:font-pitch-asian="variable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loext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99cm" fo:margin-bottom="0.499cm" loext:contextual-spacing="false" fo:keep-with-next="always"/>
      <style:text-properties style:font-name="Roboto Light2" fo:font-family="'Roboto Light'" style:font-style-name="Light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1.506cm" fo:margin-right="0cm" fo:margin-top="0.499cm" fo:margin-bottom="0.199cm" loext:contextual-spacing="false" fo:text-indent="1.506cm" style:auto-text-indent="false" fo:padding="0.049cm" fo:border-left="none" fo:border-right="none" fo:border-top="none" fo:border-bottom="0.99pt solid #1e5a96" style:shadow="none" fo:keep-with-next="always">
        <style:tab-stops/>
      </style:paragraph-properties>
      <style:text-properties style:use-window-font-color="true" style:font-name="Roboto Slab" fo:font-family="'Roboto Slab'" style:font-pitch="variable" fo:font-size="11pt" fo:language="de" fo:country="CH" fo:font-weight="normal" officeooo:rsid="00e5e987" style:letter-kerning="true" style:font-name-asian="Times New Roman" style:font-family-asian="'Times New Roman'" style:font-family-generic-asian="roman" style:font-pitch-asian="variable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1.506cm" fo:margin-right="0cm" fo:margin-top="0.499cm" fo:margin-bottom="0.199cm" loext:contextual-spacing="false" fo:text-indent="1.506cm" style:auto-text-indent="false" fo:padding="0cm" fo:border="non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1.506cm" fo:margin-right="0cm" fo:margin-top="0.499cm" fo:margin-bottom="0.199cm" loext:contextual-spacing="false" fo:text-indent="1.506cm" style:auto-text-indent="false" fo:keep-with-next="alway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1.506cm" fo:margin-right="0cm" fo:margin-top="0.3cm" fo:margin-bottom="0.101cm" loext:contextual-spacing="false" fo:text-indent="1.506cm" style:auto-text-indent="false" fo:keep-with-next="always"/>
    </style:style>
    <style:style style:name="Heading_20_5" style:display-name="Heading 5" style:family="paragraph" style:parent-style-name="Standard" style:next-style-name="Standard" style:class="text">
      <style:paragraph-properties fo:margin-left="1.78cm" fo:margin-right="0cm" fo:margin-top="0.101cm" fo:margin-bottom="0.101cm" loext:contextual-spacing="false" fo:text-indent="0.536cm" style:auto-text-indent="false">
        <style:tab-stops/>
      </style:paragraph-properties>
    </style:style>
    <style:style style:name="Heading_20_6" style:display-name="Heading 6" style:family="paragraph" style:parent-style-name="Standard" style:next-style-name="Standard" style:class="text">
      <style:paragraph-properties fo:margin-left="2.03cm" fo:margin-right="0cm" fo:margin-top="0.106cm" fo:margin-bottom="0.106cm" loext:contextual-spacing="false" fo:text-indent="-2.03cm" style:auto-text-indent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2.29cm" fo:margin-right="0cm" fo:margin-top="0.106cm" fo:margin-bottom="0.106cm" loext:contextual-spacing="false" fo:text-indent="-2.29cm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top="0.106cm" fo:margin-bottom="0.106cm" loext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2.79cm" fo:margin-right="0cm" fo:margin-top="0.106cm" fo:margin-bottom="0.106cm" loext:contextual-spacing="false" fo:text-indent="-2.79cm" style:auto-text-indent="false"/>
      <style:text-properties fo:font-style="italic" style:font-style-asian="italic"/>
    </style:style>
    <style:style style:name="List" style:family="paragraph" style:parent-style-name="Text_20_body" style:class="list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8.296cm" style:type="center"/>
          <style:tab-stop style:position="16.591cm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8.296cm" style:type="center"/>
          <style:tab-stop style:position="16.591cm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start" style:justify-single-word="false" fo:background-color="transparent" text:number-lines="false" text:line-number="0"/>
      <style:text-properties style:font-name="Humnst777 BT1" fo:font-family="'Humnst777 BT'" style:font-style-name="Regular" style:font-pitch="variable" fo:font-style="normal" fo:font-weight="normal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>
        <style:tab-stops/>
      </style:paragraph-properties>
      <style:text-properties style:font-name="Roboto Slab1" fo:font-family="'Roboto Slab'" style:font-style-name="Regular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729fcf"/>
      <style:paragraph-properties fo:margin-left="0.457cm" fo:margin-right="0cm" fo:margin-top="0.3cm" fo:margin-bottom="0.15cm" loext:contextual-spacing="false" fo:text-indent="-0.508cm" style:auto-text-indent="false" style:page-number="auto" fo:background-color="transparent" style:shadow="none">
        <style:tab-stops>
          <style:tab-stop style:position="16.127cm" style:type="right" style:leader-style="dotted" style:leader-text="."/>
        </style:tab-stops>
      </style:paragraph-properties>
      <style:text-properties style:use-window-font-color="true" style:font-name="Roboto Light2" fo:font-family="'Roboto Light'" style:font-style-name="Light" style:font-pitch="variable" fo:font-weight="250" style:letter-kerning="false"/>
    </style:style>
    <style:style style:name="Contents_20_2" style:display-name="Contents 2" style:family="paragraph" style:parent-style-name="Standard" style:next-style-name="Standard" style:class="index">
      <style:paragraph-properties fo:margin-left="0.806cm" fo:margin-right="0cm" fo:margin-top="0cm" fo:margin-bottom="0cm" loext:contextual-spacing="false" fo:text-indent="-0.826cm" style:auto-text-indent="false">
        <style:tab-stops/>
      </style:paragraph-properties>
      <style:text-properties fo:color="#000000"/>
    </style:style>
    <style:style style:name="Contents_20_3" style:display-name="Contents 3" style:family="paragraph" style:parent-style-name="Standard" style:next-style-name="Standard" style:class="index">
      <style:paragraph-properties fo:margin-left="1.076cm" fo:margin-right="0cm" fo:margin-top="0cm" fo:margin-bottom="0cm" loext:contextual-spacing="false" fo:text-indent="-1.094cm" style:auto-text-indent="false">
        <style:tab-stops/>
      </style:paragraph-properties>
      <style:text-properties fo:color="#000000"/>
    </style:style>
    <style:style style:name="Contents_20_4" style:display-name="Contents 4" style:family="paragraph" style:parent-style-name="Standard" style:next-style-name="Standard" style:class="index">
      <style:paragraph-properties fo:margin-left="1.363cm" fo:margin-right="0cm" fo:margin-top="0cm" fo:margin-bottom="0cm" loext:contextual-spacing="false" fo:text-indent="-1.383cm" style:auto-text-indent="false">
        <style:tab-stops/>
      </style:paragraph-properties>
      <style:text-properties fo:color="#000000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margin-top="0cm" fo:margin-bottom="0cm" loext:contextual-spacing="false" fo:text-indent="0.002cm" style:auto-text-indent="false"/>
      <style:text-properties fo:color="#000000"/>
    </style:style>
    <style:style style:name="Title" style:family="paragraph" style:parent-style-name="Heading_20_1" style:next-style-name="Subtitle" style:default-outline-level="" style:list-style-name="" style:class="chapter">
      <style:paragraph-properties fo:margin-left="0cm" fo:margin-right="0cm" fo:margin-top="0.106cm" fo:margin-bottom="0.106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>
      <style:text-properties style:font-name="Courier" fo:font-family="Courier" style:font-family-generic="modern" style:font-pitch="fixed" fo:font-size="10pt"/>
    </style:style>
    <style:style style:name="Small" style:family="paragraph" style:parent-style-name="Standard">
      <style:paragraph-properties fo:margin-left="0.021cm" fo:margin-right="-0.005cm" fo:margin-top="0cm" fo:margin-bottom="0cm" loext:contextual-spacing="false" fo:text-indent="0cm" style:auto-text-indent="false">
        <style:tab-stops>
          <style:tab-stop style:position="8.278cm" style:type="center"/>
          <style:tab-stop style:position="15.365cm" style:type="right"/>
        </style:tab-stops>
      </style:paragraph-properties>
      <style:text-properties fo:font-size="8pt" style:font-size-asian="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Textkoerper" style:family="paragraph" style:parent-style-name="Standard" style:default-outline-level="">
      <style:paragraph-properties fo:margin-top="0cm" fo:margin-bottom="0cm" loext:contextual-spacing="false" fo:line-height="100%"/>
      <style:text-properties style:font-name="Univers 47 CondensedLight" fo:font-family="'Univers 47 CondensedLight'" style:font-family-generic="roman" style:font-pitch="variable" fo:font-size="10pt" style:font-size-asian="10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5.362cm" style:type="right" style:leader-style="dotted" style:leader-text="."/>
        </style:tab-stops>
      </style:paragraph-properties>
    </style:style>
    <style:style style:name="Light" style:family="paragraph" style:parent-style-name="Standard"/>
    <style:style style:name="List_20_Contents" style:display-name="List Contents" style:family="paragraph" style:parent-style-name="Standard" style:class="html"/>
    <style:style style:name="Roboto_20_light" style:display-name="Roboto light" style:family="paragraph" style:parent-style-name="Standard">
      <style:paragraph-properties fo:text-align="center" style:justify-single-word="false"/>
      <style:text-properties style:use-window-font-color="true" style:font-name="Roboto Light1" fo:font-family="'Roboto Light'" style:font-pitch="variable" fo:font-size="10pt" fo:language="de" fo:country="CH" officeooo:rsid="00eb31a2" style:font-name-asian="Times New Roman" style:font-family-asian="'Times New Roman'" style:font-family-generic-asian="roman" style:font-pitch-asian="variable" style:font-size-asian="10pt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>
      <style:text-properties style:font-name="Humnst777 Lt BT1" fo:font-family="'Humnst777 Lt BT'" style:font-family-generic="swiss" style:font-pitch="variable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style:font-name="Humnst777 Lt BT1" fo:font-family="'Humnst777 Lt BT'" style:font-family-generic="swiss" style:font-pitch="variable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Code" style:family="text">
      <style:text-properties style:use-window-font-color="true" style:font-name="Courier" fo:font-family="Courier" style:font-family-generic="modern" style:font-pitch="fixed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Bold" style:family="text">
      <style:text-properties style:use-window-font-color="true" style:font-name="Humnst777 BT" fo:font-family="'Humnst777 BT'" style:font-pitch="variable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smallrealfat" style:family="text">
      <style:text-properties style:use-window-font-color="true" style:font-name="Humnst777 Blk BT" fo:font-family="'Humnst777 Blk BT'" style:font-family-generic="swiss" style:font-pitch="variable" fo:font-size="8pt" fo:language="de" fo:country="CH" style:font-name-asian="Times New Roman" style:font-family-asian="'Times New Roman'" style:font-family-generic-asian="roman" style:font-pitch-asian="variable" style:font-size-asian="8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1.499cm" text:min-label-distance="0.199cm"/>
      </text:outline-level-style>
      <text:outline-level-style text:level="2" style:num-format="1" text:display-levels="2">
        <style:list-level-properties text:min-label-width="1.499cm" text:min-label-distance="0.199cm"/>
      </text:outline-level-style>
      <text:outline-level-style text:level="3" style:num-format="1" text:display-levels="3">
        <style:list-level-properties text:min-label-width="1.499cm" text:min-label-distance="0.199cm"/>
      </text:outline-level-style>
      <text:outline-level-style text:level="4" style:num-format="1" text:display-levels="4">
        <style:list-level-properties text:min-label-width="1.499cm" text:min-label-distance="0.199cm"/>
      </text:outline-level-style>
      <text:outline-level-style text:level="5" style:num-format="1" text:display-levels="5">
        <style:list-level-properties text:min-label-width="1.499cm" text:min-label-distance="0.199cm"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5.005cm" fo:margin-left="0.099cm" table:align="left"/>
    </style:style>
    <style:style style:name="Tabelle1.A" style:family="table-column">
      <style:table-column-properties style:column-width="10.299cm"/>
    </style:style>
    <style:style style:name="Tabelle1.B" style:family="table-column">
      <style:table-column-properties style:column-width="4.706cm"/>
    </style:style>
    <style:style style:name="Tabelle1.1" style:family="table-row">
      <style:table-row-properties style:min-row-height="0.323cm"/>
    </style:style>
    <style:style style:name="Tabelle1.A1" style:family="table-cell">
      <style:table-cell-properties fo:padding="0cm" fo:border="none"/>
    </style:style>
    <style:style style:name="Tabelle1.2" style:family="table-row">
      <style:table-row-properties style:min-row-height="0.464cm"/>
    </style:style>
    <style:style style:name="M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M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MP3" style:family="paragraph" style:parent-style-name="Small">
      <style:paragraph-properties fo:text-align="start" style:justify-single-word="false">
        <style:tab-stops>
          <style:tab-stop style:position="2.748cm"/>
        </style:tab-stops>
      </style:paragraph-properties>
      <style:text-properties fo:color="#c0c0c0"/>
    </style:style>
    <style:style style:name="MP4" style:family="paragraph" style:parent-style-name="Small">
      <style:paragraph-properties>
        <style:tab-stops>
          <style:tab-stop style:position="8.278cm" style:type="center"/>
          <style:tab-stop style:position="15.365cm" style:type="right"/>
        </style:tab-stops>
      </style:paragraph-properties>
    </style:style>
    <style:style style:name="MP5" style:family="paragraph" style:parent-style-name="Standard">
      <style:text-properties style:font-name="Roboto Light2" officeooo:paragraph-rsid="00f08541"/>
    </style:style>
    <style:style style:name="MP6" style:family="paragraph" style:parent-style-name="Standard">
      <style:paragraph-properties fo:margin-left="0cm" fo:margin-right="-1.395cm" fo:text-indent="0cm" style:auto-text-indent="false">
        <style:tab-stops>
          <style:tab-stop style:position="7.751cm" style:type="center"/>
          <style:tab-stop style:position="15.319cm"/>
        </style:tab-stops>
      </style:paragraph-properties>
    </style:style>
    <style:style style:name="MP7" style:family="paragraph" style:parent-style-name="Standard">
      <style:text-properties style:font-name="Roboto Light2" officeooo:paragraph-rsid="00389352"/>
    </style:style>
    <style:style style:name="MP8" style:family="paragraph" style:parent-style-name="Standard">
      <style:paragraph-properties fo:text-align="end" style:justify-single-word="false"/>
      <style:text-properties style:font-name="Roboto Light2" fo:font-size="8pt" style:font-size-asian="8pt"/>
    </style:style>
    <style:style style:name="MP9" style:family="paragraph" style:parent-style-name="Standard">
      <style:paragraph-properties fo:margin-left="0cm" fo:margin-right="-1.395cm" fo:text-indent="0cm" style:auto-text-indent="false">
        <style:tab-stops>
          <style:tab-stop style:position="12.388cm" style:type="center"/>
          <style:tab-stop style:position="24.799cm"/>
        </style:tab-stops>
      </style:paragraph-properties>
    </style:style>
    <style:style style:name="MP10" style:family="paragraph" style:parent-style-name="Standard">
      <style:paragraph-properties fo:text-align="end" style:justify-single-word="false"/>
    </style:style>
    <style:style style:name="MP11" style:family="paragraph" style:parent-style-name="Standard">
      <style:paragraph-properties fo:text-align="start" style:justify-single-word="false"/>
    </style:style>
    <style:style style:name="MP12" style:family="paragraph" style:parent-style-name="Standard">
      <style:text-properties officeooo:paragraph-rsid="00df4af6"/>
    </style:style>
    <style:style style:name="MP13" style:family="paragraph" style:parent-style-name="Table_20_Contents">
      <style:paragraph-properties fo:text-align="start" style:justify-single-word="false"/>
      <style:text-properties fo:color="#000000" style:font-name="Roboto" fo:font-size="8pt" fo:font-weight="normal" officeooo:rsid="000ee956" officeooo:paragraph-rsid="00df4af6" style:font-size-asian="8pt" style:font-weight-asian="normal" style:font-size-complex="8pt" style:font-weight-complex="normal"/>
    </style:style>
    <style:style style:name="MP14" style:family="paragraph" style:parent-style-name="Table_20_Contents">
      <style:paragraph-properties fo:text-align="start" style:justify-single-word="false"/>
      <style:text-properties fo:color="#000000" style:font-name="Roboto2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fo:color="#000000" style:font-name="Roboto Light1" fo:font-size="8pt" fo:font-weight="normal" officeooo:rsid="010fb58c" officeooo:paragraph-rsid="010fb58c" style:font-size-asian="8pt" style:font-weight-asian="normal" style:font-size-complex="8pt" style:font-weight-complex="normal"/>
    </style:style>
    <style:style style:name="MP16" style:family="paragraph" style:parent-style-name="Table_20_Contents">
      <style:paragraph-properties fo:text-align="start" style:justify-single-word="false"/>
      <style:text-properties fo:color="#000000" style:font-name="Roboto Light2" fo:font-size="8pt" fo:font-weight="normal" officeooo:rsid="01925b9d" officeooo:paragraph-rsid="00df4af6" style:font-size-asian="8pt" style:font-weight-asian="normal" style:font-size-complex="8pt" style:font-weight-complex="normal"/>
    </style:style>
    <style:style style:name="MT1" style:family="text">
      <style:text-properties fo:font-size="8pt" style:font-size-asian="8pt" style:font-size-complex="8pt"/>
    </style:style>
    <style:style style:name="MT2" style:family="text"/>
    <style:style style:name="MT3" style:family="text">
      <style:text-properties style:font-name="Roboto Light1" fo:font-size="9pt" style:font-size-asian="9pt" style:font-size-complex="9pt"/>
    </style:style>
    <style:style style:name="MT4" style:family="text">
      <style:text-properties officeooo:rsid="00c8f426"/>
    </style:style>
    <style:style style:name="MT5" style:family="text">
      <style:text-properties officeooo:rsid="01276b64"/>
    </style:style>
    <style:style style:name="M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/>
    </style:style>
    <style:style style:name="M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/>
    </style:style>
    <style:style style:name="M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/>
    </style:style>
    <style:style style:name="M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>
        <style:columns fo:column-count="1" fo:column-gap="0cm"/>
      </style:graphic-properties>
    </style:style>
    <style:style style:name="Mfr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0.848cm" fo:margin-left="3.709cm" fo:margin-right="1.92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912cm" fo:margin-left="0cm" fo:margin-right="0cm" fo:margin-bottom="0cm"/>
      </style:header-style>
      <style:footer-style>
        <style:header-footer-properties svg:height="4.343cm" fo:margin-left="0cm" fo:margin-right="0cm" fo:margin-top="1.087cm"/>
      </style:footer-style>
    </style:page-layout>
    <style:page-layout style:name="Mpm2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1.251cm" fo:margin-bottom="1.069cm" fo:margin-left="3.709cm" fo:margin-right="1.9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595cm" fo:margin-left="0cm" fo:margin-right="0cm" fo:margin-bottom="0cm"/>
      </style:header-style>
      <style:footer-style>
        <style:header-footer-properties fo:min-height="0cm" fo:margin-left="0cm" fo:margin-right="0cm" fo:margin-top="1.087cm"/>
      </style:footer-style>
    </style:page-layout>
    <style:page-layout style:name="Mpm6">
      <style:page-layout-properties fo:page-width="20.999cm" fo:page-height="29.699cm" style:num-format="1" style:print-orientation="portrait" fo:margin-top="1.251cm" fo:margin-bottom="1.069cm" fo:margin-left="3.709cm" fo:margin-right="1.9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595cm" fo:margin-left="0cm" fo:margin-right="3.54cm" fo:margin-bottom="0cm"/>
      </style:header-style>
      <style:footer-style>
        <style:header-footer-properties fo:min-height="0cm" fo:margin-left="0cm" fo:margin-right="0cm" fo:margin-top="1.087cm"/>
      </style:footer-style>
    </style:page-layout>
    <style:page-layout style:name="Mpm7">
      <style:page-layout-properties fo:page-width="29.699cm" fo:page-height="20.999cm" style:num-format="1" style:print-orientation="landscape" fo:margin-top="1.732cm" fo:margin-bottom="1.069cm" fo:margin-left="2.935cm" fo:margin-right="1.96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42cm" fo:margin-left="0cm" fo:margin-right="3.565cm" fo:margin-bottom="0cm"/>
      </style:header-style>
      <style:footer-style>
        <style:header-footer-properties fo:min-height="0cm" fo:margin-left="0cm" fo:margin-right="0cm" fo:margin-top="1.087cm"/>
      </style:footer-style>
    </style:page-layout>
    <style:page-layout style:name="Mpm8">
      <style:page-layout-properties fo:page-width="20.999cm" fo:page-height="29.699cm" style:num-format="1" style:print-orientation="portrait" fo:margin-top="1.251cm" fo:margin-bottom="1.076cm" fo:margin-left="3.709cm" fo:margin-right="1.92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912cm" fo:margin-left="0cm" fo:margin-right="0cm" fo:margin-bottom="0cm"/>
      </style:header-style>
      <style:footer-style>
        <style:header-footer-properties svg:height="2.522cm" fo:margin-left="0cm" fo:margin-right="0cm" fo:margin-top="1.087cm"/>
      </style:footer-style>
    </style:page-layout>
    <style:page-layout style:name="Mpm9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 style:next-style-name="Next_20_convert_20_1">
      <style:header>
        <text:p text:style-name="Standard"><draw:frame draw:style-name="Mfr1" draw:name="Frame1" text:anchor-type="paragraph" svg:x="10.592cm" svg:y="0cm" svg:width="4.745cm" draw:z-index="0"><draw:text-box fo:min-height="2.775cm"><text:p text:style-name="MP1">Puzzle ITC GmbH</text:p><text:p text:style-name="MP1">Maulbeerstrasse 15</text:p><text:p text:style-name="MP1">CH-3011 Bern</text:p><text:p text:style-name="MP2"/><text:p text:style-name="MP1">Telefon: +41 (0)31 398 44 77</text:p><text:p text:style-name="MP1">Telefax: +41 (0)31 398 44 78</text:p><text:p text:style-name="MP2"/><text:p text:style-name="MP1">www.puzzle.ch</text:p><text:p text:style-name="MP1"/></draw:text-box></draw:frame><draw:frame draw:style-name="Mfr2" draw:name="Rahmen1" text:anchor-type="paragraph" svg:x="3.376cm" svg:y="0cm" svg:width="7.218cm" draw:z-index="0"><draw:text-box fo:min-height="1.065cm"><text:p text:style-name="MP3">Dateiname Vorlage:<text:tab/>pitc_dokument.stw</text:p><text:p text:style-name="MP3">Ausgabedatum:<text:tab/>30. März 2004</text:p></draw:text-box></draw:frame></text:p>
      </style:header>
      <style:footer>
        <text:p text:style-name="Standard"/>
        <text:p text:style-name="Standard"/>
        <text:p text:style-name="Standard"/>
        <text:p text:style-name="Small">© 2005 Puzzle ITC GmbH – alle Rechte vorbehalten.</text:p>
        <text:p text:style-name="Small"/>
        <text:p text:style-name="MP4"><text:span text:style-name="MT1">ch</text:span><text:span text:style-name="MT1"><text:date style:data-style-name="N30" text:date-value="2023-02-27T09:20:51.827043760">27/02/23</text:date></text:span><text:span text:style-name="MT1">w</text:span><text:span text:style-name="MT1"><text:word-count>173</text:word-count></text:span><text:span text:style-name="MT1"><text:tab/></text:span><text:span text:style-name="Page_20_Number"><text:span text:style-name="MT1"><text:tab/></text:span></text:span></text:p>
      </style:footer>
    </style:master-page>
    <style:master-page style:name="Right_20_Page" style:display-name="Right Page" style:page-layout-name="Mpm2"/>
    <style:master-page style:name="Left_20_Page" style:display-name="Left Page" style:page-layout-name="Mpm3" style:next-style-name="Right_20_Page"/>
    <style:master-page style:name="Endnote" style:page-layout-name="Mpm4"/>
    <style:master-page style:name="Next_20_convert_20_1" style:display-name="Next convert 1" style:page-layout-name="Mpm5">
      <style:header>
        <text:p text:style-name="MP5"><draw:frame draw:style-name="Mfr1" draw:name="Frame2" text:anchor-type="paragraph" svg:x="11.979cm" svg:y="0cm" svg:width="3.353cm" draw:z-index="10"><draw:text-box fo:min-height="0.593cm"><text:p text:style-name="MP1">Puzzle ITC GmbH</text:p></draw:text-box></draw:frame>Curriculum Vitae</text:p>
      </style:header>
      <style:footer>
        <text:p text:style-name="MP6"><text:span text:style-name="Page_20_Number"><text:tab/><text:tab/></text:span><text:span text:style-name="Page_20_Number"><text:span text:style-name="MT3"><text:page-number text:select-page="current">3</text:page-number></text:span></text:span><text:span text:style-name="Page_20_Number"><text:span text:style-name="MT3">/</text:span></text:span><text:span text:style-name="Page_20_Number"><text:span text:style-name="MT3"><text:page-count>3</text:page-count></text:span></text:span></text:p>
      </style:footer>
    </style:master-page>
    <style:master-page style:name="PITC_5f_right_5f_page" style:display-name="PITC_right_page" style:page-layout-name="Mpm6">
      <style:header>
        <text:p text:style-name="MP7"><draw:frame draw:style-name="Mfr3" draw:name="Frame3" text:anchor-type="paragraph" svg:x="11.989cm" svg:y="0cm" svg:width="3.353cm" draw:z-index="0"><draw:text-box fo:min-height="0.593cm"><text:p text:style-name="MP8">Puzzle ITC GmbH</text:p></draw:text-box></draw:frame>Curriculum Vitae - <text:span text:style-name="MT4">[HEADER_INFO]</text:span> <text:s/></text:p>
      </style:header>
      <style:footer>
        <text:p text:style-name="MP6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landscape_5f_page" style:display-name="PITC_landscape_page" style:page-layout-name="Mpm7">
      <style:header>
        <text:p text:style-name="Standard"><draw:frame draw:style-name="Mfr4" draw:name="Frame4" text:anchor-type="paragraph" svg:x="21.429cm" svg:y="0cm" svg:width="3.353cm" draw:z-index="0"><draw:text-box fo:min-height="0.593cm"><text:p text:style-name="MP1">Puzzle ITC GmbH</text:p></draw:text-box></draw:frame><text:user-defined style:data-style-name="N0" text:name="Info 1">Curriculum Vitae</text:user-defined><text:s/>- Version <text:user-defined style:data-style-name="N0" text:name="Info 2">1.0</text:user-defined></text:p>
      </style:header>
      <style:footer>
        <text:p text:style-name="MP9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title_5f_page" style:display-name="PITC_title_page" style:page-layout-name="Mpm8" style:next-style-name="Next_20_convert_20_1">
      <style:header>
        <text:p text:style-name="MP10"><draw:frame draw:style-name="Mfr5" draw:name="Image1" text:anchor-type="paragraph" svg:x="9.585cm" svg:y="0.328cm" svg:width="5.69cm" svg:height="1.473cm" draw:z-index="8"><draw:image xlink:href="Pictures/1000689D0000200A0000085FDDE4D72C7DCACCAE.svg" xlink:type="simple" xlink:show="embed" xlink:actuate="onLoad" loext:mime-type="image/svg+xml"/><draw:image xlink:href="Pictures/100002010000013600000051705B2C99CD45ADE0.png" xlink:type="simple" xlink:show="embed" xlink:actuate="onLoad" loext:mime-type="image/png"/><svg:title>logo_tagline</svg:title><svg:desc>Created with Sketch.</svg:desc></draw:frame></text:p>
        <text:p text:style-name="Standard"/>
        <text:p text:style-name="MP11"/>
        <text:p text:style-name="MP10"/>
      </style:header>
      <style:foot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13">Puzzle ITC GmbH</text:p>
            </table:table-cell>
            <table:table-cell table:style-name="Tabelle1.A1" office:value-type="string">
              <text:p text:style-name="MP14"/>
            </table:table-cell>
          </table:table-row>
          <table:table-row table:style-name="Tabelle1.2">
            <table:table-cell table:style-name="Tabelle1.A1" office:value-type="string">
              <text:p text:style-name="MP15">[NIEDERLASSUNG]</text:p>
            </table:table-cell>
            <table:table-cell table:style-name="Tabelle1.A1" office:value-type="string">
              <text:p text:style-name="MP16"><text:span text:style-name="MT5">www.puzzle.ch / </text:span>info@puzzle.ch</text:p>
            </table:table-cell>
          </table:table-row>
        </table:table>
        <text:p text:style-name="MP12"/>
      </style:footer>
    </style:master-page>
    <style:master-page style:name="HTML" style:page-layout-name="Mpm9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6-05-02T15:05:33.445849133</meta:creation-date>
    <meta:editing-cycles>181</meta:editing-cycles>
    <meta:editing-duration>PT11H29M55S</meta:editing-duration>
    <dc:date>2023-02-27T09:20:51.664060659</dc:date>
    <dc:title>Curriculum Vitae</dc:title>
    <meta:document-statistic meta:table-count="7" meta:image-count="1" meta:object-count="0" meta:page-count="3" meta:paragraph-count="83" meta:word-count="173" meta:character-count="1423" meta:non-whitespace-character-count="1310"/>
    <meta:user-defined meta:name="Info 1">Curriculum Vitae</meta:user-defined>
    <meta:user-defined meta:name="Info 2">1.0</meta:user-defined>
    <meta:user-defined meta:name="Info 3"/>
    <meta:user-defined meta:name="Info 4"/>
  </office:meta>
</office:document-meta>
</file>